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2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3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4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5" style:family="graphic" style:parent-style-name="standard">
      <style:graphic-properties draw:fill-color="#808000" draw:textarea-horizontal-align="justify" draw:textarea-vertical-align="middle" draw:auto-grow-height="false" draw:shadow="visible" draw:shadow-offset-x="0.021cm" draw:shadow-offset-y="0.021cm"/>
    </style:style>
    <style:style style:name="gr6" style:family="graphic" style:parent-style-name="standard">
      <style:graphic-properties draw:stroke="none" svg:stroke-color="#000000" draw:fill="none" draw:fill-color="#ffffff" fo:min-height="0.309cm" draw:shadow="visible" draw:shadow-offset-x="0.021cm" draw:shadow-offset-y="0.021cm"/>
    </style:style>
    <style:style style:name="gr7" style:family="graphic" style:parent-style-name="standard">
      <style:graphic-properties draw:stroke="none" svg:stroke-color="#000000" draw:fill="none" draw:fill-color="#ffffff" fo:min-height="0.672cm" draw:shadow="visible" draw:shadow-offset-x="0.021cm" draw:shadow-offset-y="0.021cm"/>
    </style:style>
    <style:style style:name="gr8" style:family="graphic" style:parent-style-name="standard">
      <style:graphic-properties draw:stroke="none" svg:stroke-color="#000000" draw:fill="none" draw:fill-color="#ffffff" fo:min-height="0.25cm" draw:shadow="visible" draw:shadow-offset-x="0.021cm" draw:shadow-offset-y="0.021cm"/>
    </style:style>
    <style:style style:name="gr9" style:family="graphic" style:parent-style-name="standard">
      <style:graphic-properties draw:stroke="dash" draw:stroke-dash="Ultrafine_20_Dashed"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47cm" svg:y1="0.034cm" svg:x2="0.247cm" svg:y2="4.28cm">
          <text:p/>
        </draw:line>
        <draw:line draw:style-name="gr2" draw:text-style-name="P1" draw:layer="layout" svg:x1="7.747cm" svg:y1="4.28cm" svg:x2="0.247cm" svg:y2="4.28cm">
          <text:p/>
        </draw:line>
        <draw:line draw:style-name="gr3" draw:text-style-name="P1" draw:layer="layout" svg:x1="2.284cm" svg:y1="0.304cm" svg:x2="0.247cm" svg:y2="3.871cm">
          <text:p/>
        </draw:line>
        <draw:line draw:style-name="gr4" draw:text-style-name="P1" draw:layer="layout" svg:x1="3.389cm" svg:y1="2.17cm" svg:x2="0.247cm" svg:y2="4.28cm">
          <text:p/>
        </draw:line>
        <draw:custom-shape draw:style-name="gr5" draw:text-style-name="P1" draw:layer="layout" svg:width="0.946cm" svg:height="1.279cm" svg:x="2.076cm" svg:y="0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3.39cm" svg:y1="2.167cm" svg:x2="7.391cm" svg:y2="2.167cm">
          <text:p/>
        </draw:line>
        <draw:frame draw:style-name="gr6" draw:text-style-name="P2" draw:layer="layout" svg:width="2.307cm" svg:height="0.607cm" svg:x="2.099cm" svg:y="0.083cm">
          <draw:text-box>
            <text:p text:style-name="P2"><text:span text:style-name="T1">Source</text:span><text:span text:style-name="T2"> Max</text:span></text:p>
          </draw:text-box>
        </draw:frame>
        <draw:frame draw:style-name="gr7" draw:text-style-name="P2" draw:layer="layout" svg:width="2.292cm" svg:height="0.963cm" svg:x="0.247cm" svg:y="3.406cm">
          <draw:text-box>
            <text:p text:style-name="P2"><text:span text:style-name="T1">Source</text:span><text:span text:style-name="T2"> Min</text:span></text:p>
            <text:p text:style-name="P2"><text:span text:style-name="T1">Target</text:span><text:span text:style-name="T2"> Min</text:span></text:p>
          </draw:text-box>
        </draw:frame>
        <draw:frame draw:style-name="gr8" draw:text-style-name="P2" draw:layer="layout" svg:width="2.081cm" svg:height="0.607cm" svg:x="3.134cm" svg:y="2.092cm">
          <draw:text-box>
            <text:p text:style-name="P2"><text:span text:style-name="T1">Target</text:span><text:span text:style-name="T2"> Max</text:span></text:p>
          </draw:text-box>
        </draw:frame>
        <draw:line draw:style-name="gr9" draw:text-style-name="P1" draw:layer="layout" svg:x1="6.13cm" svg:y1="0.33cm" svg:x2="3.389cm" svg:y2="2.171cm">
          <text:p/>
        </draw:line>
        <draw:frame draw:style-name="gr8" draw:text-style-name="P2" draw:layer="layout" svg:width="2.591cm" svg:height="0.607cm" svg:x="4.859cm" svg:y="0.898cm">
          <draw:text-box>
            <text:p text:style-name="P2"><text:span text:style-name="T1">Out-Of-Ran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4.7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Linux OpenOffice.org_project/320m12$Build-9483</meta:generator>
    <dc:date>2010-04-18T00:33:15</dc:date>
    <meta:editing-duration>PT01H01M58S</meta:editing-duration>
    <meta:editing-cycles>18</meta:editing-cycles>
    <meta:document-statistic meta:object-count="11"/>
  </office:meta>
</office:document-meta>
</file>